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yPredicate.evaluate( Object 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yPredicate.getInstance( Predicate [ ] predica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nyPredicate.getInstance( Collection predica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nyPredicate.AnyPredicate( Predicate [ ] predica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yPredicate.getPredic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